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b2f1b" officeooo:paragraph-rsid="000b2f1b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6pt" fo:font-style="italic" officeooo:rsid="000b2f1b" officeooo:paragraph-rsid="000b2f1b" style:font-size-asian="14pt" style:font-style-asian="italic" style:font-size-complex="16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6pt" fo:font-style="normal" officeooo:rsid="000b2f1b" officeooo:paragraph-rsid="000b2f1b" style:font-size-asian="14pt" style:font-style-asian="normal" style:font-size-complex="16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style="normal" fo:font-weight="bold" officeooo:rsid="000b2f1b" officeooo:paragraph-rsid="000b2f1b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bold" officeooo:rsid="000b2f1b" officeooo:paragraph-rsid="000b2f1b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0c0e52" officeooo:paragraph-rsid="000c0e52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0ca8ae" officeooo:paragraph-rsid="000ca8ae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0b2f1b" officeooo:paragraph-rsid="000b2f1b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0c0e52" officeooo:paragraph-rsid="000c0e52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0c7e57" officeooo:paragraph-rsid="000c7e57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0ca8ae" officeooo:paragraph-rsid="000ca8ae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0d06ef" officeooo:paragraph-rsid="000d06ef" style:font-size-asian="12.25pt" style:font-style-asian="normal" style:font-weight-asian="normal" style:font-size-complex="14pt" style:font-style-complex="normal" style:font-weight-complex="normal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officeooo:rsid="000c0e52"/>
    </style:style>
    <style:style style:name="T2" style:family="text">
      <style:text-properties officeooo:rsid="000c7e57"/>
    </style:style>
    <style:style style:name="T3" style:family="text">
      <style:text-properties officeooo:rsid="000ca753"/>
    </style:style>
    <style:style style:name="T4" style:family="text">
      <style:text-properties style:text-position="sub 58%"/>
    </style:style>
    <style:style style:name="T5" style:family="text">
      <style:text-properties officeooo:rsid="000d06ef"/>
    </style:style>
    <style:style style:name="gr1" style:family="graphic">
      <style:graphic-properties draw:fill-color="#000000" draw:textarea-horizontal-align="justify" draw:textarea-vertical-align="middle" draw:auto-grow-height="false" fo:min-height="0.2543in" fo:min-width="0.2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000000" draw:textarea-horizontal-align="justify" draw:textarea-vertical-align="middle" draw:auto-grow-height="false" fo:min-height="0.2543in" fo:min-width="0.2543in" style:run-through="background" draw:wrap-influence-on-position="once-concur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8</text:p>
      <text:p text:style-name="P1"/>
      <text:p text:style-name="P1"/>
      <text:p text:style-name="P2">State the filter algorithm. List its properties and prove each them. </text:p>
      <text:p text:style-name="P2"/>
      <text:p text:style-name="P4">SHARED:</text:p>
      <text:p text:style-name="P8">Array level[n] = {0}</text:p>
      <text:p text:style-name="P8">Array TTW[n] = doesn’t matter</text:p>
      <text:p text:style-name="P3"/>
      <text:p text:style-name="P5">Code for process i</text:p>
      <text:p text:style-name="P5"/>
      <text:p text:style-name="P8">for (L <text:span text:style-name="T1">= 1 to n) {</text:span></text:p>
      <text:p text:style-name="P8"><text:tab/><text:span text:style-name="T1">level[i] = L</text:span></text:p>
      <text:p text:style-name="P8"><text:tab/><text:span text:style-name="T1">TTW[L] = i</text:span></text:p>
      <text:p text:style-name="P8"><text:tab/><text:span text:style-name="T1">while (exist k != i: level[k] &gt;= L AND TTW[L] == i) {}</text:span></text:p>
      <text:p text:style-name="P9">}</text:p>
      <text:p text:style-name="P9">&lt;CS&gt;</text:p>
      <text:p text:style-name="P9">level[i] = 0</text:p>
      <text:p text:style-name="P9"/>
      <text:p text:style-name="P9"/>
      <text:p text:style-name="P6">Mutual exclusion:</text:p>
      <text:p text:style-name="P6"/>
      <text:p text:style-name="P9"><text:tab/>Assume by contradiction that the filter algorithm doesn’t provide mutual <text:tab/>exclusion. <text:span text:style-name="T2">We can said that processes i and j such that i&lt;j can enter in the CS at <text:tab/>the same time.</text:span></text:p>
      <text:p text:style-name="P10"><text:tab/>Assuming the process i is in the CS, we have the <text:span text:style-name="T3">level</text:span>[<text:span text:style-name="T3">i</text:span>] = <text:span text:style-name="T3">n</text:span>. <text:span text:style-name="T3">Thus, when j want to <text:tab/>enter in the CS, he first have to pass all the level. But, recall level[i] = n, when j <text:tab/>enter in the while loop, he will be blocked here since exist k != j (which is i) and <text:tab/>yes level[k] &gt;= L since his level is n. Adding TTW[L] = j since the process j state <text:tab/>it just before to enter in the while loop. Then, there is no way for j to enter in the <text:tab/>CS when I already here, contradicting our assumption and proving the claim.</text:span></text:p>
      <text:p text:style-name="P9"><draw:custom-shape text:anchor-type="paragraph" draw:z-index="0" draw:name="Shape1" draw:style-name="gr1" draw:text-style-name="P13" svg:width="0.2543in" svg:height="0.2543in" svg:x="6.5547in" svg:y="0.0992in"><text:p/><draw:enhanced-geometry svg:viewBox="0 0 21600 21600" draw:type="rectangle" draw:enhanced-path="M 0 0 L 21600 0 21600 21600 0 21600 0 0 Z N"/></draw:custom-shape></text:p>
      <text:p text:style-name="P9"/>
      <text:p text:style-name="P9"/>
      <text:p text:style-name="P7">Starvation free:</text:p>
      <text:p text:style-name="P7"/>
      <text:p text:style-name="P11"><text:tab/>Assuming for the sake of the contradiction that a process k is stuck forever in the <text:tab/>entry code. By the assumption that k is stuck in the entry code, we have at least <text:tab/>level[k] = 1 and TTW[1] = k such that by examining the code:</text:p>
      <text:p text:style-name="P11"><text:tab/>Write<text:span text:style-name="T4">k</text:span>(level[k]=1) → Write<text:span text:style-name="T4">k</text:span>(TTW<text:span text:style-name="T5">[1]</text:span>=k) → Read<text:span text:style-name="T4">k</text:span>(<text:span text:style-name="T1">exist </text:span>j<text:span text:style-name="T1"> != </text:span>k<text:span text:style-name="T1">: level[</text:span>j<text:span text:style-name="T1">] &gt;= </text:span>1<text:span text:style-name="T1"> AND <text:tab/>TTW[</text:span>1<text:span text:style-name="T1">] == </text:span>k)</text:p>
      <text:p text:style-name="P12"><text:tab/>Then, let’s now show that level[j] will obviously be 0 in a finite time.</text:p>
      <text:p text:style-name="P12"><text:tab/>We doing this by assuming that exist at most n processes interested. First, let’s <text:tab/>focus by the process which arrived first (process 0). Then, since he arrived first, <text:soft-page-break/><text:tab/>he will not be block in the while loop since there is no k such that level[k] &gt;= L. <text:tab/>And then, this process will enter in the CS. Since we cannot assume that a process <text:tab/>is block in the CS, the process will enter in the exit code and turn level[0] to 0. By <text:tab/>doing this the second process which arrived after the process 0 will enter in the CS <text:tab/>before everyone else since he will gets running time (by examination of the code <text:tab/>and the level of the at his maximum). Repeating this until process k, we are now <text:tab/>sure that k will enter in the CS contradicting that he will stuck forever in the entry <text:tab/>code.</text:p>
      <text:p text:style-name="P12"><draw:custom-shape text:anchor-type="paragraph" draw:z-index="1" draw:name="Shape1" draw:style-name="gr2" draw:text-style-name="P13" svg:width="0.2543in" svg:height="0.2543in" svg:x="0in" svg:y="0in"><text:p/><draw:enhanced-geometry svg:viewBox="0 0 21600 21600" draw:type="rectangle" draw:enhanced-path="M 0 0 L 21600 0 21600 21600 0 21600 0 0 Z N"/></draw:custom-shap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0:29:23.129704828</meta:creation-date>
    <dc:date>2018-07-09T11:39:54.984874882</dc:date>
    <meta:editing-duration>PT2M20S</meta:editing-duration>
    <meta:editing-cycles>1</meta:editing-cycles>
    <meta:document-statistic meta:table-count="0" meta:image-count="0" meta:object-count="0" meta:page-count="2" meta:paragraph-count="21" meta:word-count="421" meta:character-count="2147" meta:non-whitespace-character-count="1718"/>
    <meta:generator>LibreOffice/6.0.3.2$Linux_X86_64 LibreOffice_project/00m0$Build-2</meta:generator>
  </office:meta>
</office:document-meta>
</file>